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822cm"/>
    </style:style>
    <style:style style:name="co2" style:family="table-column">
      <style:table-column-properties fo:break-before="auto" style:column-width="6.94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8.55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ff9999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ulukko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<text:tab/>gubAnimSurfaceIndex[ REGMALE ][ WALKING ]<text:tab/><text:tab/><text:tab/><text:tab/><text:tab/><text:tab/><text:tab/><text:tab/></text:p>
          </table:table-cell>
          <table:table-cell table:style-name="ce1" office:value-type="string">
            <text:p><text:s/>RGMBASICWALKING;</text:p>
          </table:table-cell>
          <table:table-cell/>
          <table:table-cell table:style-name="ce3"/>
          <table:table-cell table:style-name="ce4" office:value-type="string">
            <text:p>Not done</text:p>
          </table:table-cell>
        </table:table-row>
        <table:table-row table:style-name="ro1">
          <table:table-cell table:style-name="ce1" office:value-type="string">
            <text:p><text:tab/>gubAnimSurfaceIndex[ REGMALE ][ STANDING ]<text:tab/><text:tab/><text:tab/><text:tab/><text:tab/><text:tab/><text:tab/></text:p>
          </table:table-cell>
          <table:table-cell table:style-name="ce1" office:value-type="string">
            <text:p><text:s/>RGMSTANDING;</text:p>
          </table:table-cell>
          <table:table-cell/>
          <table:table-cell table:style-name="ce2"/>
          <table:table-cell table:style-name="ce4" office:value-type="string">
            <text:p>Available, but needs work. Like particle effects, etc.</text:p>
          </table:table-cell>
        </table:table-row>
        <table:table-row table:style-name="ro1">
          <table:table-cell table:style-name="ce1" office:value-type="string">
            <text:p><text:tab/>gubAnimSurfaceIndex[ REGMALE ][ KNEEL_DOWN ]<text:tab/><text:tab/><text:tab/><text:tab/><text:tab/><text:tab/></text:p>
          </table:table-cell>
          <table:table-cell table:style-name="ce1" office:value-type="string">
            <text:p><text:s/>RGMCROUCHING;</text:p>
          </table:table-cell>
          <table:table-cell/>
          <table:table-cell table:style-name="ce1"/>
          <table:table-cell table:style-name="ce4" office:value-type="string">
            <text:p>Done</text:p>
          </table:table-cell>
        </table:table-row>
        <table:table-row table:style-name="ro1">
          <table:table-cell table:style-name="ce1" office:value-type="string">
            <text:p><text:tab/>gubAnimSurfaceIndex[ REGMALE ][ CROUCHING ]<text:tab/><text:tab/><text:tab/><text:tab/><text:tab/><text:tab/><text:tab/></text:p>
          </table:table-cell>
          <table:table-cell table:style-name="ce1" office:value-type="string">
            <text:p><text:s/>RGMCROUCHING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KNEEL_UP ]<text:tab/><text:tab/><text:tab/><text:tab/><text:tab/><text:tab/><text:tab/></text:p>
          </table:table-cell>
          <table:table-cell table:style-name="ce1" office:value-type="string">
            <text:p><text:s/>RGMCROUCHING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SWATTING ]<text:tab/><text:tab/><text:tab/><text:tab/><text:tab/><text:tab/><text:tab/></text:p>
          </table:table-cell>
          <table:table-cell table:style-name="ce1" office:value-type="string">
            <text:p><text:s/>RGMSNEAKING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RUNNING ]<text:tab/><text:tab/><text:tab/><text:tab/><text:tab/><text:tab/><text:tab/><text:tab/></text:p>
          </table:table-cell>
          <table:table-cell table:style-name="ce1" office:value-type="string">
            <text:p><text:s/>RGMRUNNING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PRONE_DOWN ]<text:tab/><text:tab/><text:tab/><text:tab/><text:tab/><text:tab/></text:p>
          </table:table-cell>
          <table:table-cell table:style-name="ce2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CRAWLING ]<text:tab/><text:tab/><text:tab/><text:tab/><text:tab/><text:tab/><text:tab/></text:p>
          </table:table-cell>
          <table:table-cell table:style-name="ce2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PRONE_UP ]<text:tab/><text:tab/><text:tab/><text:tab/><text:tab/><text:tab/><text:tab/></text:p>
          </table:table-cell>
          <table:table-cell table:style-name="ce2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PRONE ]<text:tab/><text:tab/><text:tab/><text:tab/><text:tab/><text:tab/><text:tab/><text:tab/><text:tab/></text:p>
          </table:table-cell>
          <table:table-cell table:style-name="ce2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READY_RIFLE_STAND ]<text:tab/><text:tab/><text:tab/></text:p>
          </table:table-cell>
          <table:table-cell table:style-name="ce2" office:value-type="string">
            <text:p><text:s/>RGMSTANDAIM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AIM_RIFLE_STAND ]<text:tab/><text:tab/><text:tab/><text:tab/></text:p>
          </table:table-cell>
          <table:table-cell table:style-name="ce2" office:value-type="string">
            <text:p><text:s/>RGMSTANDAIM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HOOT_RIFLE_STAND ]<text:tab/><text:tab/><text:tab/></text:p>
          </table:table-cell>
          <table:table-cell table:style-name="ce2" office:value-type="string">
            <text:p><text:s/>RGMSTANDAIM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RIFLE_STAND ]<text:tab/><text:tab/><text:tab/><text:tab/></text:p>
          </table:table-cell>
          <table:table-cell table:style-name="ce2" office:value-type="string">
            <text:p><text:s/>RGMSTANDAIM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START_SWAT ]<text:tab/><text:tab/><text:tab/><text:tab/><text:tab/><text:tab/></text:p>
          </table:table-cell>
          <table:table-cell table:style-name="ce1" office:value-type="string">
            <text:p><text:s/>RGMSNEAKING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END_SWAT ]<text:tab/><text:tab/><text:tab/><text:tab/><text:tab/><text:tab/><text:tab/></text:p>
          </table:table-cell>
          <table:table-cell table:style-name="ce1" office:value-type="string">
            <text:p><text:s/>RGMSNEAKING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LYBACK_HIT ]<text:tab/>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READY_RIFLE_PRONE ]<text:tab/><text:tab/><text:tab/></text:p>
          </table:table-cell>
          <table:table-cell table:style-name="ce2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AIM_RIFLE_PRONE ]<text:tab/><text:tab/><text:tab/><text:tab/></text:p>
          </table:table-cell>
          <table:table-cell table:style-name="ce2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HOOT_RIFLE_PRONE ]<text:tab/><text:tab/><text:tab/></text:p>
          </table:table-cell>
          <table:table-cell table:style-name="ce2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RIFLE_PRONE ]<text:tab/><text:tab/><text:tab/><text:tab/></text:p>
          </table:table-cell>
          <table:table-cell table:style-name="ce2" office:value-type="string">
            <text:p><text:s/>RGM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BACK_DEATHTWICH ]<text:tab/><text:tab/></text:p>
          </table:table-cell>
          <table:table-cell office:value-type="string">
            <text:p><text:s/>RGMHITHAR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ENERIC_HIT_STAND ]<text:tab/>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LYBACK_HIT_BLOOD_STAND ]<text:tab/><text:tab/></text:p>
          </table:table-cell>
          <table:table-cell office:value-type="string">
            <text:p><text:s/>RGMHITHARDBLOO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LYBACK_HIT_DEATH ]<text:tab/><text:tab/><text:tab/></text:p>
          </table:table-cell>
          <table:table-cell office:value-type="string">
            <text:p><text:s/>RGMHITHARD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READY_RIFLE_CROUCH ]<text:tab/><text:tab/></text:p>
          </table:table-cell>
          <table:table-cell table:style-name="ce2" office:value-type="string">
            <text:p><text:s/>RGMCROUCHAIM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AIM_RIFLE_CROUCH ]<text:tab/><text:tab/><text:tab/></text:p>
          </table:table-cell>
          <table:table-cell table:style-name="ce2" office:value-type="string">
            <text:p><text:s/>RGMCROUCHAIM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HOOT_RIFLE_CROUCH ]<text:tab/><text:tab/></text:p>
          </table:table-cell>
          <table:table-cell table:style-name="ce2" office:value-type="string">
            <text:p><text:s/>RGMCROUCHAIM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RIFLE_CROUCH ]<text:tab/><text:tab/><text:tab/></text:p>
          </table:table-cell>
          <table:table-cell table:style-name="ce2" office:value-type="string">
            <text:p><text:s/>RGMCROUCH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BACK_HIT_STAND ]<text:tab/><text:tab/></text:p>
          </table:table-cell>
          <table:table-cell office:value-type="string">
            <text:p><text:s/>RGMHITFALLBA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OLLOVER ]<text:tab/><text:tab/><text:tab/><text:tab/><text:tab/><text:tab/><text:tab/></text:p>
          </table:table-cell>
          <table:table-cell office:value-type="string">
            <text:p><text:s/>RGMROLLOVE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LIMBUPROOF ]<text:tab/><text:tab/><text:tab/><text:tab/><text:tab/><text:tab/></text:p>
          </table:table-cell>
          <table:table-cell office:value-type="string">
            <text:p><text:s/>RGMCLIMBROO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 ]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GETUP_FROM_ROLLOVER ]<text:tab/><text:tab/></text:p>
          </table:table-cell>
          <table:table-cell table:style-name="ce2" office:value-type="string">
            <text:p><text:s/>RGM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LIMBDOWNROOF ]<text:tab/><text:tab/><text:tab/><text:tab/><text:tab/></text:p>
          </table:table-cell>
          <table:table-cell office:value-type="string">
            <text:p><text:s/>RGMCLIMBROO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FORWARD_ROOF ]<text:tab/><text:tab/><text:tab/></text:p>
          </table:table-cell>
          <table:table-cell office:value-type="string">
            <text:p><text:s/>RGMFALL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ENERIC_HIT_DEATHTWITCHNB ]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ENERIC_HIT_DEATHTWITCHB ]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BACK_HIT_DEATHTWITCHNB ]<text:tab/></text:p>
          </table:table-cell>
          <table:table-cell office:value-type="string">
            <text:p><text:s/>RGMHITFALLBA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BACK_HIT_DEATHTWITCHB ]<text:tab/><text:tab/></text:p>
          </table:table-cell>
          <table:table-cell office:value-type="string">
            <text:p><text:s/>RGMHITFALLBA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ENERIC_HIT_DEATH ]<text:tab/>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BACK_HIT_DEATH ]<text:tab/><text:tab/></text:p>
          </table:table-cell>
          <table:table-cell office:value-type="string">
            <text:p><text:s/>RGMHITFALLBA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ENERIC_HIT_CROUCH ]<text:tab/><text:tab/></text:p>
          </table:table-cell>
          <table:table-cell office:value-type="string">
            <text:p><text:s/>RGMHITCROUCH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TANDING_BURST ]<text:tab/><text:tab/><text:tab/><text:tab/></text:p>
          </table:table-cell>
          <table:table-cell table:style-name="ce2" office:value-type="string">
            <text:p><text:s/>RGMSTAND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NDING_BURST_HIT ]<text:tab/><text:tab/></text:p>
          </table:table-cell>
          <table:table-cell office:value-type="string">
            <text:p><text:s/>RGMHITHAR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ENERIC_HIT_DEATH ]<text:tab/>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FORWARD_FROMHIT_STAND ]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FORWARD_FROMHIT_STAND ]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FORWARD_FROMHIT_CROUCH ]<text:tab/><text:tab/><text:tab/></text:p>
          </table:table-cell>
          <table:table-cell office:value-type="string">
            <text:p><text:s/>RGMHITCROUCH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FALLFORWARD_FROMHIT_CROUCH ]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ENERIC_HIT_PRONE ]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_DEATH ]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LAY_FROMHIT ]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_DEATHTWITCHNB ]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_DEATHTWITCHB ]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LYBACK_HITDEATH_STOP ]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FORWARD_HITDEATH_STOP ]<text:tab/>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BACK_HITDEATH_STOP ]<text:tab/><text:tab/><text:tab/><text:tab/></text:p>
          </table:table-cell>
          <table:table-cell office:value-type="string">
            <text:p><text:s/>RGMHITFALLBA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DEATH_STOP ]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LYBACKHIT_STOP ]<text:tab/><text:tab/><text:tab/>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BACKHIT_STOP ]<text:tab/><text:tab/><text:tab/><text:tab/><text:tab/><text:tab/><text:tab/></text:p>
          </table:table-cell>
          <table:table-cell office:value-type="string">
            <text:p><text:s/>RGMHITFALLBA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STOP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FORWARD_STOP ]<text:tab/><text:tab/><text:tab/><text:tab/><text:tab/></text:p>
          </table:table-cell>
          <table:table-cell office:value-type="string">
            <text:p><text:s/>RGMFALL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ND_FALLFORWARD_STOP ]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LAYFROMHIT_STOP ]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HOPFENCE ]<text:tab/><text:tab/><text:tab/><text:tab/><text:tab/><text:tab/><text:tab/><text:tab/><text:tab/><text:tab/><text:tab/></text:p>
          </table:table-cell>
          <table:table-cell table:style-name="ce1" office:value-type="string">
            <text:p><text:s/>RGMHOPFENCE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PUNCH_BREATH ]<text:tab/><text:tab/><text:tab/><text:tab/><text:tab/><text:tab/><text:tab/><text:tab/><text:tab/></text:p>
          </table:table-cell>
          <table:table-cell table:style-name="ce1" office:value-type="string">
            <text:p><text:s/>RGMPUNCH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PUNCH ]<text:tab/><text:tab/><text:tab/><text:tab/><text:tab/><text:tab/><text:tab/><text:tab/><text:tab/><text:tab/><text:tab/><text:tab/><text:tab/></text:p>
          </table:table-cell>
          <table:table-cell table:style-name="ce1" office:value-type="string">
            <text:p><text:s/>RGMPUNCH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NOTHING_STAND ]<text:tab/><text:tab/><text:tab/><text:tab/><text:tab/><text:tab/><text:tab/><text:tab/><text:tab/></text:p>
          </table:table-cell>
          <table:table-cell table:style-name="ce1" office:value-type="string">
            <text:p><text:s/>RGMNOTHING_ST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JFK_HITDEATH ]<text:tab/><text:tab/><text:tab/><text:tab/>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JFK_HITDEATH_STOP ]<text:tab/><text:tab/>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JFK_HITDEATH_TWITCHB ]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FIRE_STAND_BURST_SPREAD ]<text:tab/><text:tab/><text:tab/><text:tab/></text:p>
          </table:table-cell>
          <table:table-cell table:style-name="ce2" office:value-type="string">
            <text:p><text:s/>RGMSTAND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DEATH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DEATH_STOP ]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TWITCHB ]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TWITCHNB ]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FORWARD_DEATH ]<text:tab/><text:tab/><text:tab/><text:tab/><text:tab/></text:p>
          </table:table-cell>
          <table:table-cell office:value-type="string">
            <text:p><text:s/>RGMFALL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FORWARD_DEATH_STOP ]<text:tab/><text:tab/></text:p>
          </table:table-cell>
          <table:table-cell office:value-type="string">
            <text:p><text:s/>RGMFALL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FORWARD_TWITCHB ]<text:tab/><text:tab/><text:tab/><text:tab/></text:p>
          </table:table-cell>
          <table:table-cell office:value-type="string">
            <text:p><text:s/>RGMFALL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FORWARD_TWITCHNB ]<text:tab/><text:tab/><text:tab/></text:p>
          </table:table-cell>
          <table:table-cell office:value-type="string">
            <text:p><text:s/>RGMFALLF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OPEN_DOOR ]<text:tab/><text:tab/><text:tab/><text:tab/><text:tab/><text:tab/><text:tab/><text:tab/><text:tab/><text:tab/><text:tab/></text:p>
          </table:table-cell>
          <table:table-cell table:style-name="ce1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OPEN_STRUCT ]<text:tab/><text:tab/><text:tab/><text:tab/><text:tab/><text:tab/><text:tab/><text:tab/><text:tab/><text:tab/></text:p>
          </table:table-cell>
          <table:table-cell table:style-name="ce1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PICKUP_ITEM ]<text:tab/><text:tab/><text:tab/><text:tab/><text:tab/><text:tab/><text:tab/><text:tab/><text:tab/><text:tab/></text:p>
          </table:table-cell>
          <table:table-cell table:style-name="ce1" office:value-type="string">
            <text:p><text:s/>RGMPICKUP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DROP_ITEM ]<text:tab/><text:tab/><text:tab/><text:tab/><text:tab/><text:tab/><text:tab/><text:tab/><text:tab/><text:tab/><text:tab/></text:p>
          </table:table-cell>
          <table:table-cell table:style-name="ce1" office:value-type="string">
            <text:p><text:s/>RGMPICKU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LICE ]<text:tab/><text:tab/><text:tab/><text:tab/><text:tab/><text:tab/><text:tab/><text:tab/><text:tab/><text:tab/><text:tab/><text:tab/><text:tab/></text:p>
          </table:table-cell>
          <table:table-cell office:value-type="string">
            <text:p><text:s/>RGMSLIC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B ]<text:tab/><text:tab/><text:tab/><text:tab/><text:tab/><text:tab/><text:tab/><text:tab/><text:tab/><text:tab/><text:tab/><text:tab/><text:tab/></text:p>
          </table:table-cell>
          <table:table-cell office:value-type="string">
            <text:p><text:s/>RGMSTAB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ROUCH_STAB ]<text:tab/><text:tab/><text:tab/><text:tab/><text:tab/><text:tab/><text:tab/><text:tab/><text:tab/><text:tab/></text:p>
          </table:table-cell>
          <table:table-cell office:value-type="string">
            <text:p><text:s/>RGMCSTAB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AYONET_STAB_STANDING_VS_STANDING ]<text:tab/><text:tab/><text:tab/><text:tab/><text:tab/></text:p>
          </table:table-cell>
          <table:table-cell office:value-type="string">
            <text:p><text:s/>RGMBAYONET_S_S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AYONET_STAB_STANDING_VS_PRONE ]<text:tab/><text:tab/><text:tab/><text:tab/><text:tab/></text:p>
          </table:table-cell>
          <table:table-cell office:value-type="string">
            <text:p><text:s/>RGMBAYONET_S_P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START_AID ]<text:tab/><text:tab/><text:tab/><text:tab/><text:tab/><text:tab/><text:tab/><text:tab/><text:tab/><text:tab/>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GIVING_AID ]<text:tab/><text:tab/><text:tab/><text:tab/><text:tab/><text:tab/><text:tab/><text:tab/><text:tab/>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END_AID ]<text:tab/><text:tab/><text:tab/><text:tab/><text:tab/><text:tab/><text:tab/><text:tab/><text:tab/><text:tab/><text:tab/>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ODGE_ONE ]<text:tab/><text:tab/><text:tab/><text:tab/><text:tab/><text:tab/><text:tab/><text:tab/><text:tab/><text:tab/><text:tab/></text:p>
          </table:table-cell>
          <table:table-cell office:value-type="string">
            <text:p><text:s/>RGMDODG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EADY_DUAL_STAND ]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AIM_DUAL_STAND ]<text:tab/>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HOOT_DUAL_STAND ]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DUAL_STAND ]<text:tab/>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RAISE_RIFLE ]<text:tab/><text:tab/><text:tab/><text:tab/><text:tab/><text:tab/><text:tab/><text:tab/><text:tab/><text:tab/></text:p>
          </table:table-cell>
          <table:table-cell table:style-name="ce1" office:value-type="string">
            <text:p><text:s/>RGMRAISE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LOWER_RIFLE ]<text:tab/><text:tab/><text:tab/><text:tab/><text:tab/><text:tab/><text:tab/><text:tab/><text:tab/><text:tab/></text:p>
          </table:table-cell>
          <table:table-cell table:style-name="ce1" office:value-type="string">
            <text:p><text:s/>RGMRAIS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ODYEXPLODING ]<text:tab/><text:tab/><text:tab/><text:tab/><text:tab/><text:tab/><text:tab/><text:tab/><text:tab/></text:p>
          </table:table-cell>
          <table:table-cell office:value-type="string">
            <text:p><text:s/>BODYEXPLOD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THROW_ITEM ]<text:tab/><text:tab/><text:tab/><text:tab/><text:tab/><text:tab/><text:tab/><text:tab/><text:tab/><text:tab/></text:p>
          </table:table-cell>
          <table:table-cell office:value-type="string">
            <text:p><text:s/>RGMTHR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LOB_ITEM ]<text:tab/><text:tab/><text:tab/><text:tab/><text:tab/><text:tab/><text:tab/><text:tab/><text:tab/><text:tab/><text:tab/></text:p>
          </table:table-cell>
          <table:table-cell office:value-type="string">
            <text:p><text:s/>RGMLOB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CROUCHED_BURST ]<text:tab/><text:tab/><text:tab/><text:tab/><text:tab/><text:tab/><text:tab/><text:tab/></text:p>
          </table:table-cell>
          <table:table-cell table:style-name="ce2" office:value-type="string">
            <text:p><text:s/>RGMCROUCHAIM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PRONE_BURST ]<text:tab/><text:tab/><text:tab/><text:tab/><text:tab/><text:tab/><text:tab/><text:tab/><text:tab/><text:tab/></text:p>
          </table:table-cell>
          <table:table-cell table:style-name="ce2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GIVE_ITEM ]<text:tab/><text:tab/><text:tab/><text:tab/><text:tab/><text:tab/><text:tab/><text:tab/><text:tab/><text:tab/><text:tab/></text:p>
          </table:table-cell>
          <table:table-cell table:style-name="ce1" office:value-type="string">
            <text:p><text:s/>RGMOPE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LIMB_CLIFF ]<text:tab/><text:tab/><text:tab/><text:tab/><text:tab/><text:tab/><text:tab/><text:tab/><text:tab/><text:tab/></text:p>
          </table:table-cell>
          <table:table-cell office:value-type="string">
            <text:p><text:s/>RGMMCLIMB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LIMB_CLIFF ]<text:tab/><text:tab/><text:tab/><text:tab/><text:tab/><text:tab/><text:tab/><text:tab/><text:tab/><text:tab/></text:p>
          </table:table-cell>
          <table:table-cell office:value-type="string">
            <text:p><text:s/>RGMMCLIMB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WATER_HIT ]<text:tab/><text:tab/><text:tab/>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WATER_DIE]<text:tab/><text:tab/><text:tab/>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WATER_DIE_STOP ]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HELIDROP ]<text:tab/><text:tab/><text:tab/><text:tab/><text:tab/><text:tab/><text:tab/><text:tab/><text:tab/><text:tab/><text:tab/></text:p>
          </table:table-cell>
          <table:table-cell office:value-type="string">
            <text:p><text:s/>RGMHELIDRO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EM_LOOK ]<text:tab/><text:tab/><text:tab/><text:tab/><text:tab/><text:tab/><text:tab/><text:tab/><text:tab/><text:tab/><text:tab/></text:p>
          </table:table-cell>
          <table:table-cell office:value-type="string">
            <text:p><text:s/>RGM_LOO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EG_SQUISH ]<text:tab/><text:tab/><text:tab/><text:tab/><text:tab/><text:tab/><text:tab/><text:tab/><text:tab/><text:tab/></text:p>
          </table:table-cell>
          <table:table-cell office:value-type="string">
            <text:p><text:s/>RGM_SQUISH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EG_PULL ]<text:tab/><text:tab/><text:tab/><text:tab/><text:tab/><text:tab/><text:tab/><text:tab/><text:tab/><text:tab/><text:tab/></text:p>
          </table:table-cell>
          <table:table-cell office:value-type="string">
            <text:p><text:s/>RGM_PU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EG_SPIT ]<text:tab/><text:tab/><text:tab/><text:tab/><text:tab/><text:tab/><text:tab/><text:tab/><text:tab/><text:tab/><text:tab/></text:p>
          </table:table-cell>
          <table:table-cell office:value-type="string">
            <text:p><text:s/>RGM_SPI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NINJA_GOTOBREATH ]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NINJA_BREATH ]<text:tab/><text:tab/>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NINJA_LOWKICK ]<text:tab/><text:tab/>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NINJA_PUNCH ]<text:tab/><text:tab/><text:tab/><text:tab/><text:tab/><text:tab/><text:tab/><text:tab/><text:tab/><text:tab/></text:p>
          </table:table-cell>
          <table:table-cell office:value-type="string">
            <text:p><text:s/>RGMNPUNCH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NINJA_SPINKICK ]<text:tab/><text:tab/><text:tab/><text:tab/><text:tab/><text:tab/><text:tab/><text:tab/></text:p>
          </table:table-cell>
          <table:table-cell office:value-type="string">
            <text:p><text:s/>RGMSPINKICK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END_OPEN_DOOR ]<text:tab/><text:tab/><text:tab/><text:tab/><text:tab/><text:tab/><text:tab/><text:tab/><text:tab/></text:p>
          </table:table-cell>
          <table:table-cell table:style-name="ce1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END_OPEN_LOCKED_DOOR ]<text:tab/><text:tab/><text:tab/><text:tab/><text:tab/></text:p>
          </table:table-cell>
          <table:table-cell table:style-name="ce1" office:value-type="string">
            <text:p><text:s/>RGMOPE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KICK_DOOR ]<text:tab/><text:tab/><text:tab/><text:tab/><text:tab/><text:tab/><text:tab/>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CLOSE_DOOR ]<text:tab/><text:tab/><text:tab/><text:tab/><text:tab/><text:tab/><text:tab/><text:tab/><text:tab/><text:tab/></text:p>
          </table:table-cell>
          <table:table-cell table:style-name="ce1" office:value-type="string">
            <text:p><text:s/>RGMOPE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IFLE_STAND_HIT ]<text:tab/><text:tab/><text:tab/><text:tab/><text:tab/><text:tab/><text:tab/><text:tab/></text:p>
          </table:table-cell>
          <table:table-cell office:value-type="string">
            <text:p><text:s/>RGMRHI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EP_WATER_TRED ]<text:tab/><text:tab/><text:tab/><text:tab/><text:tab/><text:tab/><text:tab/><text:tab/></text:p>
          </table:table-cell>
          <table:table-cell office:value-type="string">
            <text:p><text:s/>RGMDEEPWATER_TRE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EP_WATER_SWIM ]<text:tab/><text:tab/><text:tab/><text:tab/><text:tab/><text:tab/><text:tab/><text:tab/></text:p>
          </table:table-cell>
          <table:table-cell office:value-type="string">
            <text:p><text:s/>RGMDEEPWATER_SW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EP_WATER_HIT ]<text:tab/><text:tab/><text:tab/><text:tab/><text:tab/><text:tab/><text:tab/><text:tab/></text:p>
          </table:table-cell>
          <table:table-cell office:value-type="string">
            <text:p><text:s/>RGMDEEPWATER_DI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EP_WATER_DIE]<text:tab/><text:tab/><text:tab/><text:tab/><text:tab/><text:tab/><text:tab/><text:tab/><text:tab/></text:p>
          </table:table-cell>
          <table:table-cell office:value-type="string">
            <text:p><text:s/>RGMDEEPWATER_DI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EP_WATER_DIE_STOPPING ]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EP_WATER_DIE_STOP ]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LOW_TO_DEEP_WATER ]<text:tab/><text:tab/><text:tab/><text:tab/><text:tab/><text:tab/><text:tab/></text:p>
          </table:table-cell>
          <table:table-cell office:value-type="string">
            <text:p><text:s/>RGMWATER_TRANS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EP_TO_LOW_WATER ]<text:tab/><text:tab/><text:tab/><text:tab/><text:tab/><text:tab/><text:tab/></text:p>
          </table:table-cell>
          <table:table-cell office:value-type="string">
            <text:p><text:s/>RGMWATER_TRANS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OTO_SLEEP ]<text:tab/><text:tab/><text:tab/>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LEEPING ]<text:tab/><text:tab/><text:tab/><text:tab/>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WKAEUP_FROM_SLEEP ]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IRE_LOW_STAND ]<text:tab/><text:tab/><text:tab/><text:tab/><text:tab/><text:tab/><text:tab/><text:tab/></text:p>
          </table:table-cell>
          <table:table-cell office:value-type="string">
            <text:p><text:s/>RGMSHOOT_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IRE_BURST_LOW_STAND ]<text:tab/><text:tab/><text:tab/><text:tab/><text:tab/></text:p>
          </table:table-cell>
          <table:table-cell office:value-type="string">
            <text:p><text:s/>RGMSHOOT_LOW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TANDING_SHOOT_UNJAM ]<text:tab/><text:tab/><text:tab/><text:tab/><text:tab/></text:p>
          </table:table-cell>
          <table:table-cell table:style-name="ce2" office:value-type="string">
            <text:p><text:s/>RGMSTANDAIM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CROUCH_SHOOT_UNJAM ]<text:tab/><text:tab/><text:tab/><text:tab/><text:tab/><text:tab/></text:p>
          </table:table-cell>
          <table:table-cell table:style-name="ce2" office:value-type="string">
            <text:p><text:s/>RGMCROUCHAIM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PRONE_SHOOT_UNJAM ]<text:tab/><text:tab/><text:tab/><text:tab/><text:tab/><text:tab/><text:tab/></text:p>
          </table:table-cell>
          <table:table-cell table:style-name="ce2" office:value-type="string">
            <text:p><text:s/>RGM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NDING_SHOOT_DWEL_UNJAM ]<text:tab/><text:tab/></text:p>
          </table:table-cell>
          <table:table-cell office:value-type="string">
            <text:p><text:s/>RGMSTANDDWAL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NDING_SHOOT_LOW_UNJAM ]<text:tab/><text:tab/></text:p>
          </table:table-cell>
          <table:table-cell office:value-type="string">
            <text:p><text:s/>RGMSHOOT_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EADY_DUAL_CROUCH ]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AIM_DUAL_CROUCH ]<text:tab/>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HOOT_DUAL_CROUCH ]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DUAL_CROUCH ]<text:tab/>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ROUCH_SHOOT_DWEL_UNJAM ]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ADJACENT_GET_ITEM ]<text:tab/><text:tab/><text:tab/><text:tab/><text:tab/><text:tab/><text:tab/></text:p>
          </table:table-cell>
          <table:table-cell table:style-name="ce1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CUTTING_FENCE ]<text:tab/><text:tab/><text:tab/><text:tab/><text:tab/><text:tab/><text:tab/><text:tab/>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ROM_INJURED_TRANSITION ]<text:tab/><text:tab/><text:tab/><text:tab/></text:p>
          </table:table-cell>
          <table:table-cell office:value-type="string">
            <text:p><text:s/>RGMHURTTRANS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THROW_KNIFE ]<text:tab/><text:tab/><text:tab/><text:tab/><text:tab/><text:tab/><text:tab/><text:tab/><text:tab/><text:tab/></text:p>
          </table:table-cell>
          <table:table-cell office:value-type="string">
            <text:p><text:s/>RGMTHROWKNIF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KNIFE_BREATH ]<text:tab/><text:tab/>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KNIFE_GOTOBREATH ]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KNIFE_ENDBREATH ]<text:tab/>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CATCH_STANDING ]<text:tab/><text:tab/><text:tab/><text:tab/><text:tab/><text:tab/><text:tab/><text:tab/></text:p>
          </table:table-cell>
          <table:table-cell table:style-name="ce1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CATCH_CROUCHED ]<text:tab/><text:tab/><text:tab/><text:tab/><text:tab/><text:tab/><text:tab/>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PLANT_BOMB ]<text:tab/><text:tab/><text:tab/><text:tab/><text:tab/><text:tab/><text:tab/><text:tab/><text:tab/><text:tab/></text:p>
          </table:table-cell>
          <table:table-cell table:style-name="ce1" office:value-type="string">
            <text:p><text:s/>RGMPICKU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USE_REMOTE ]<text:tab/><text:tab/><text:tab/><text:tab/><text:tab/><text:tab/><text:tab/><text:tab/><text:tab/><text:tab/></text:p>
          </table:table-cell>
          <table:table-cell office:value-type="string">
            <text:p><text:s/>RGMUSEREMOT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RT_COWER ]<text:tab/><text:tab/><text:tab/><text:tab/><text:tab/><text:tab/><text:tab/><text:tab/><text:tab/><text:tab/></text:p>
          </table:table-cell>
          <table:table-cell office:value-type="string">
            <text:p><text:s/>RGMCOWE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OWERING ]<text:tab/><text:tab/><text:tab/><text:tab/><text:tab/><text:tab/><text:tab/><text:tab/><text:tab/><text:tab/><text:tab/></text:p>
          </table:table-cell>
          <table:table-cell office:value-type="string">
            <text:p><text:s/>RGMCOWE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COWER ]<text:tab/><text:tab/><text:tab/><text:tab/><text:tab/><text:tab/><text:tab/><text:tab/><text:tab/><text:tab/><text:tab/></text:p>
          </table:table-cell>
          <table:table-cell office:value-type="string">
            <text:p><text:s/>RGMCOWER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STEAL_ITEM ]<text:tab/><text:tab/><text:tab/><text:tab/><text:tab/><text:tab/><text:tab/><text:tab/><text:tab/><text:tab/></text:p>
          </table:table-cell>
          <table:table-cell table:style-name="ce1" office:value-type="string">
            <text:p><text:s/>RGMOPE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HOOT_ROCKET ]<text:tab/><text:tab/><text:tab/><text:tab/><text:tab/><text:tab/><text:tab/><text:tab/><text:tab/></text:p>
          </table:table-cell>
          <table:table-cell office:value-type="string">
            <text:p><text:s/>RGMROCKE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HOOT_MORTAR ]<text:tab/><text:tab/><text:tab/><text:tab/><text:tab/><text:tab/><text:tab/><text:tab/><text:tab/></text:p>
          </table:table-cell>
          <table:table-cell office:value-type="string">
            <text:p><text:s/>RGMMORTAR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SIDE_STEP ]<text:tab/><text:tab/><text:tab/><text:tab/><text:tab/><text:tab/><text:tab/><text:tab/><text:tab/><text:tab/><text:tab/></text:p>
          </table:table-cell>
          <table:table-cell table:style-name="ce1" office:value-type="string">
            <text:p><text:s/>RGMSIDESTEP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WALK_BACKWARDS ]<text:tab/><text:tab/><text:tab/><text:tab/><text:tab/><text:tab/><text:tab/><text:tab/></text:p>
          </table:table-cell>
          <table:table-cell table:style-name="ce1" office:value-type="string">
            <text:p><text:s/>RGMBASICWALKING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BEGIN_OPENSTRUCT ]<text:tab/><text:tab/><text:tab/><text:tab/><text:tab/><text:tab/><text:tab/></text:p>
          </table:table-cell>
          <table:table-cell table:style-name="ce1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END_OPENSTRUCT ]<text:tab/><text:tab/><text:tab/><text:tab/><text:tab/><text:tab/><text:tab/><text:tab/></text:p>
          </table:table-cell>
          <table:table-cell table:style-name="ce1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END_OPENSTRUCT_LOCKED ]<text:tab/><text:tab/><text:tab/><text:tab/><text:tab/></text:p>
          </table:table-cell>
          <table:table-cell table:style-name="ce1" office:value-type="string">
            <text:p><text:s/>RGMOPE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UNCH_LOW ]<text:tab/><text:tab/><text:tab/><text:tab/><text:tab/><text:tab/><text:tab/><text:tab/><text:tab/><text:tab/><text:tab/></text:p>
          </table:table-cell>
          <table:table-cell office:value-type="string">
            <text:p><text:s/>RGMPUNCH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ISTOL_SHOOT_LOW ]<text:tab/><text:tab/><text:tab/><text:tab/><text:tab/><text:tab/><text:tab/></text:p>
          </table:table-cell>
          <table:table-cell office:value-type="string">
            <text:p><text:s/>RGMPISTOLSHOOT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CAPITATE ]<text:tab/><text:tab/><text:tab/><text:tab/><text:tab/><text:tab/><text:tab/><text:tab/><text:tab/><text:tab/></text:p>
          </table:table-cell>
          <table:table-cell office:value-type="string">
            <text:p><text:s/>RGMCSTAB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OTO_PATIENT ]<text:tab/><text:tab/><text:tab/>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EING_PATIENT ]<text:tab/><text:tab/><text:tab/>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GOTO_DOCTOR ]<text:tab/><text:tab/><text:tab/><text:tab/><text:tab/><text:tab/><text:tab/><text:tab/><text:tab/>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BEING_DOCTOR ]<text:tab/><text:tab/><text:tab/><text:tab/><text:tab/><text:tab/><text:tab/><text:tab/>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END_DOCTOR ]<text:tab/><text:tab/><text:tab/><text:tab/><text:tab/><text:tab/><text:tab/><text:tab/><text:tab/>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GOTO_REPAIRMAN ]<text:tab/><text:tab/><text:tab/><text:tab/><text:tab/><text:tab/><text:tab/>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BEING_REPAIRMAN ]<text:tab/><text:tab/><text:tab/><text:tab/><text:tab/><text:tab/><text:tab/>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END_REPAIRMAN ]<text:tab/><text:tab/><text:tab/><text:tab/><text:tab/><text:tab/><text:tab/><text:tab/>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_INTO_PIT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RELOAD_ROBOT ]<text:tab/><text:tab/><text:tab/><text:tab/><text:tab/><text:tab/><text:tab/><text:tab/>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END_CATCH ]<text:tab/><text:tab/><text:tab/><text:tab/><text:tab/><text:tab/><text:tab/><text:tab/><text:tab/><text:tab/><text:tab/></text:p>
          </table:table-cell>
          <table:table-cell table:style-name="ce1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END_CROUCH_CATCH ]<text:tab/><text:tab/><text:tab/><text:tab/><text:tab/><text:tab/>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AI_RADIO ]<text:tab/><text:tab/><text:tab/><text:tab/><text:tab/><text:tab/><text:tab/><text:tab/><text:tab/><text:tab/><text:tab/></text:p>
          </table:table-cell>
          <table:table-cell office:value-type="string">
            <text:p><text:s/>RGMRADIO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AI_CR_RADIO ]<text:tab/><text:tab/><text:tab/><text:tab/><text:tab/><text:tab/><text:tab/><text:tab/><text:tab/><text:tab/></text:p>
          </table:table-cell>
          <table:table-cell office:value-type="string">
            <text:p><text:s/>RGMCRRADIO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LAP_HIT ]<text:tab/><text:tab/><text:tab/><text:tab/><text:tab/><text:tab/><text:tab/>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TAKE_BLOOD_FROM_CORPSE ]<text:tab/><text:tab/><text:tab/>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HARIOTS_OF_FIRE ]<text:tab/><text:tab/><text:tab/><text:tab/><text:tab/><text:tab/><text:tab/></text:p>
          </table:table-cell>
          <table:table-cell office:value-type="string">
            <text:p><text:s/>RGMBURN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AI_PULL_SWITCH ]<text:tab/><text:tab/><text:tab/><text:tab/><text:tab/><text:tab/><text:tab/><text:tab/></text:p>
          </table:table-cell>
          <table:table-cell table:style-name="ce1" office:value-type="string">
            <text:p><text:s/>RGMOPE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MERC_HURT_IDLE_ANIM ]<text:tab/><text:tab/><text:tab/><text:tab/><text:tab/><text:tab/></text:p>
          </table:table-cell>
          <table:table-cell office:value-type="string">
            <text:p><text:s/>RGMHURTSTANDING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HURT_WALKING ]<text:tab/><text:tab/><text:tab/><text:tab/><text:tab/><text:tab/><text:tab/></text:p>
          </table:table-cell>
          <table:table-cell office:value-type="string">
            <text:p><text:s/>RGMHURTSTANDINGR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PASS_OBJECT ]<text:tab/><text:tab/><text:tab/><text:tab/><text:tab/><text:tab/><text:tab/><text:tab/><text:tab/><text:tab/></text:p>
          </table:table-cell>
          <table:table-cell table:style-name="ce1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DROP_ADJACENT_OBJECT ]<text:tab/><text:tab/><text:tab/><text:tab/><text:tab/></text:p>
          </table:table-cell>
          <table:table-cell table:style-name="ce1" office:value-type="string">
            <text:p><text:s/>RGMOPE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EADY_DUAL_PRONE ]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AIM_DUAL_PRONE ]<text:tab/>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HOOT_DUAL_PRONE ]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DUAL_PRONE ]<text:tab/>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SHOOT_DWEL_UNJAM ]<text:tab/><text:tab/><text:tab/></text:p>
          </table:table-cell>
          <table:table-cell office:value-type="string">
            <text:p><text:s/>RGMDWPRONE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PICK_LOCK ]<text:tab/><text:tab/><text:tab/><text:tab/><text:tab/><text:tab/><text:tab/><text:tab/><text:tab/><text:tab/></text:p>
          </table:table-cell>
          <table:table-cell table:style-name="ce1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OPEN_DOOR_CROUCHED ]<text:tab/><text:tab/><text:tab/><text:tab/><text:tab/>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BEGIN_OPENSTRUCT_CROUCHED ]<text:tab/><text:tab/>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CLOSE_DOOR_CROUCHED ]<text:tab/><text:tab/><text:tab/><text:tab/><text:tab/>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OPEN_STRUCT_CROUCHED ]<text:tab/><text:tab/><text:tab/><text:tab/>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END_OPEN_DOOR_CROUCHED ]<text:tab/><text:tab/><text:tab/>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END_OPENSTRUCT_CROUCHED ]<text:tab/><text:tab/><text:tab/>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END_OPEN_LOCKED_DOOR_CROUCHED ]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END_OPENSTRUCT_LOCKED_CROUCHED ]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RUNK_IDLE ]<text:tab/><text:tab/><text:tab/><text:tab/><text:tab/><text:tab/><text:tab/><text:tab/><text:tab/><text:tab/></text:p>
          </table:table-cell>
          <table:table-cell office:value-type="string">
            <text:p><text:s/>RGMDRUN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ROWBAR_ATTACK ]<text:tab/><text:tab/><text:tab/><text:tab/><text:tab/><text:tab/><text:tab/><text:tab/></text:p>
          </table:table-cell>
          <table:table-cell office:value-type="string">
            <text:p><text:s/>RGMCROWBA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RIPPLE_KICKOUT ]<text:tab/><text:tab/><text:tab/><text:tab/><text:tab/><text:tab/><text:tab/><text:tab/></text:p>
          </table:table-cell>
          <table:table-cell office:value-type="string">
            <text:p><text:s/>CRIPCIVKICK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ATTACH_CAN_TO_STRING ]<text:tab/><text:tab/><text:tab/><text:tab/>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SWAT_BACKWARDS ]<text:tab/><text:tab/><text:tab/><text:tab/><text:tab/><text:tab/><text:tab/><text:tab/></text:p>
          </table:table-cell>
          <table:table-cell table:style-name="ce1" office:value-type="string">
            <text:p><text:s/>RGMSNEAKING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JUMP_OVER_BLOCKING_PERSON ]<text:tab/><text:tab/><text:tab/></text:p>
          </table:table-cell>
          <table:table-cell office:value-type="string">
            <text:p><text:s/>RGMJUMPOVER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REFUEL_VEHICLE ]<text:tab/><text:tab/><text:tab/><text:tab/><text:tab/><text:tab/><text:tab/>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LOCKPICK_CROUCHED ]<text:tab/><text:tab/><text:tab/><text:tab/><text:tab/>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//&lt;SB&gt; crouch throwing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THROW_ITEM_CROUCHED ]<text:tab/><text:tab/><text:tab/><text:tab/><text:tab/><text:tab/><text:tab/><text:tab/><text:tab/><text:tab/></text:p>
          </table:table-cell>
          <table:table-cell office:value-type="string">
            <text:p><text:s/>RGMCRTHROW;</text:p>
          </table:table-cell>
          <table:table-cell table:number-columns-repeated="3"/>
        </table:table-row>
        <table:table-row table:style-name="ro1">
          <table:table-cell office:value-type="string">
            <text:p><text:tab/>//&lt;/SB&gt;</text:p>
          </table:table-cell>
          <table:table-cell table:number-columns-repeated="4"/>
        </table:table-row>
        <table:table-row table:style-name="ro1">
          <table:table-cell office:value-type="string">
            <text:p><text:tab/>//ddd shoot rocket crouched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ROCKET_CROUCHED ]<text:tab/><text:tab/><text:tab/><text:tab/><text:tab/><text:tab/><text:tab/></text:p>
          </table:table-cell>
          <table:table-cell office:value-type="string">
            <text:p><text:s/>RGMCRROCKE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WATTING_WK ]<text:tab/><text:tab/><text:tab/><text:tab/><text:tab/><text:tab/><text:tab/></text:p>
          </table:table-cell>
          <table:table-cell office:value-type="string">
            <text:p><text:s/>RGMSWKNIF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WAT_BACKWARDS_WK ]<text:tab/><text:tab/><text:tab/><text:tab/><text:tab/><text:tab/></text:p>
          </table:table-cell>
          <table:table-cell office:value-type="string">
            <text:p><text:s/>RGMSWKNIF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WAT_BACKWARDS_NOTHING ]<text:tab/><text:tab/><text:tab/><text:tab/></text:p>
          </table:table-cell>
          <table:table-cell office:value-type="string">
            <text:p><text:s/>RGMNOTHING_SWAT;</text:p>
          </table:table-cell>
          <table:table-cell table:number-columns-repeated="3"/>
        </table:table-row>
        <table:table-row table:style-name="ro1">
          <table:table-cell office:value-type="string">
            <text:p><text:tab/>//grenade throwing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THROW_GRENADE_STANCE ]<text:tab/><text:tab/><text:tab/><text:tab/></text:p>
          </table:table-cell>
          <table:table-cell office:value-type="string">
            <text:p><text:s/>RGMSTHRG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LOB_GRENADE_STANCE ]<text:tab/><text:tab/><text:tab/><text:tab/></text:p>
          </table:table-cell>
          <table:table-cell office:value-type="string">
            <text:p><text:s/>RGMSLOBG;</text:p>
          </table:table-cell>
          <table:table-cell table:number-columns-repeated="3"/>
        </table:table-row>
        <table:table-row table:style-name="ro1">
          <table:table-cell office:value-type="string">
            <text:p><text:tab/>//roll over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OLL_PRONE_L ]<text:tab/><text:tab/><text:tab/><text:tab/><text:tab/> <text:s/><text:tab/></text:p>
          </table:table-cell>
          <table:table-cell office:value-type="string">
            <text:p><text:s/>RGMROLL_P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OLL_PRONE_R ]<text:tab/><text:tab/><text:tab/><text:tab/><text:tab/> <text:s/><text:tab/></text:p>
          </table:table-cell>
          <table:table-cell office:value-type="string">
            <text:p><text:s/>RGMROLL_P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JUMPUPWALL ]<text:tab/><text:tab/><text:tab/><text:tab/><text:tab/><text:tab/></text:p>
          </table:table-cell>
          <table:table-cell office:value-type="string">
            <text:p><text:s/>RGMWALLJUM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JUMPDOWNWALL ]<text:tab/><text:tab/><text:tab/><text:tab/><text:tab/></text:p>
          </table:table-cell>
          <table:table-cell office:value-type="string">
            <text:p><text:s/>RGMWALLJUM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JUMPWINDOWS ]<text:tab/><text:tab/><text:tab/><text:tab/><text:tab/><text:tab/><text:tab/><text:tab/><text:tab/><text:tab/><text:tab/></text:p>
          </table:table-cell>
          <table:table-cell office:value-type="string">
            <text:p><text:s/>RGMJUMPWINDOWS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IDE_STEP_WEAPON_RDY ]<text:tab/><text:tab/><text:tab/><text:tab/></text:p>
          </table:table-cell>
          <table:table-cell office:value-type="string">
            <text:p><text:s/>RGMSIDESTEP_R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IDE_STEP_DUAL_RDY ]<text:tab/><text:tab/><text:tab/><text:tab/></text:p>
          </table:table-cell>
          <table:table-cell office:value-type="string">
            <text:p><text:s/>RGMSIDESTEP_D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IDE_STEP_CROUCH_RIFLE ]<text:tab/><text:tab/></text:p>
          </table:table-cell>
          <table:table-cell office:value-type="string">
            <text:p><text:s/>RGMSIDESTEP_CROUCH_R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IDE_STEP_CROUCH_PISTOL ]<text:tab/><text:tab/></text:p>
          </table:table-cell>
          <table:table-cell office:value-type="string">
            <text:p><text:s/>RGMSIDESTEP_CROUCH_P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IDE_STEP_CROUCH_DUAL ]<text:tab/><text:tab/><text:tab/></text:p>
          </table:table-cell>
          <table:table-cell office:value-type="string">
            <text:p><text:s/>RGMSIDESTEP_CROUCH_D_RDY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WALKING_WEAPON_RDY ]<text:tab/><text:tab/><text:tab/><text:tab/></text:p>
          </table:table-cell>
          <table:table-cell table:style-name="ce1" office:value-type="string">
            <text:p><text:s/>RGMWALK_R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WALKING_DUAL_RDY ]<text:tab/><text:tab/><text:tab/><text:tab/><text:tab/></text:p>
          </table:table-cell>
          <table:table-cell office:value-type="string">
            <text:p><text:s/>RGMWALK_D_RDY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CROUCHEDMOVE_RIFLE_READY ]<text:tab/><text:tab/><text:tab/></text:p>
          </table:table-cell>
          <table:table-cell table:style-name="ce1" office:value-type="string">
            <text:p><text:s/>RGMCROUCH_R_RDY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CROUCHEDMOVE_PISTOL_READY ]<text:tab/><text:tab/><text:tab/></text:p>
          </table:table-cell>
          <table:table-cell table:style-name="ce1" office:value-type="string">
            <text:p><text:s/>RGMCROUCH_P_RDY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CROUCHEDMOVE_DUAL_READY ]<text:tab/><text:tab/><text:tab/></text:p>
          </table:table-cell>
          <table:table-cell table:style-name="ce1" office:value-type="string">
            <text:p><text:s/>RGMCROUCH_D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RT_AID_PRN ]<text:tab/><text:tab/><text:tab/><text:tab/><text:tab/><text:tab/></text:p>
          </table:table-cell>
          <table:table-cell office:value-type="string">
            <text:p><text:s/>RGMMEDICPR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IVING_AID_PRN ]<text:tab/><text:tab/><text:tab/><text:tab/><text:tab/></text:p>
          </table:table-cell>
          <table:table-cell office:value-type="string">
            <text:p><text:s/>RGMMEDICPR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AID_PRN ]<text:tab/><text:tab/><text:tab/><text:tab/><text:tab/><text:tab/></text:p>
          </table:table-cell>
          <table:table-cell office:value-type="string">
            <text:p><text:s/>RGMMEDICPRN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ADJACENT_GET_ITEM_CROUCHED ]<text:tab/>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STEAL_ITEM_CROUCHED ]<text:tab/>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URST_DUAL_STAND ]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URST_DUAL_CROUCH ]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URST_DUAL_PRONE ]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EADY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AIM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HOOT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URST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LOW_SHOT_ALTERNATIVE_STAND ]<text:tab/><text:tab/><text:tab/><text:tab/></text:p>
          </table:table-cell>
          <table:table-cell office:value-type="string">
            <text:p><text:s/>RGM_HIP_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LOW_BURST_ALTERNATIVE_STAND ]<text:tab/><text:tab/><text:tab/></text:p>
          </table:table-cell>
          <table:table-cell office:value-type="string">
            <text:p><text:s/>RGM_HIP_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UNREADY_ALTERNATIVE_STAND ]<text:tab/><text:tab/><text:tab/></text:p>
          </table:table-cell>
          <table:table-cell office:value-type="string">
            <text:p><text:s/>RGM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UNJAM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LOW_UNJAM_ALTERNATIVE_STAND ]<text:tab/><text:tab/><text:tab/></text:p>
          </table:table-cell>
          <table:table-cell office:value-type="string">
            <text:p><text:s/>RGM_HIP_LOW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WALKING_ALTERNATIVE_RDY ]<text:tab/><text:tab/><text:tab/></text:p>
          </table:table-cell>
          <table:table-cell table:style-name="ce1" office:value-type="string">
            <text:p><text:s/>RGMBASICWALKING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SIDE_STEP_ALTERNATIVE_RDY ]<text:tab/><text:tab/><text:tab/></text:p>
          </table:table-cell>
          <table:table-cell table:style-name="ce1" office:value-type="string">
            <text:p><text:s/>RGMSIDESTE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RT_COWER_CROUCHED ]<text:tab/><text:tab/><text:tab/></text:p>
          </table:table-cell>
          <table:table-cell office:value-type="string">
            <text:p><text:s/>RGMCOWE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COWER_CROUCHED ]<text:tab/><text:tab/><text:tab/></text:p>
          </table:table-cell>
          <table:table-cell office:value-type="string">
            <text:p><text:s/>RGMCOWE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RT_COWER_PRONE ]<text:tab/><text:tab/><text:tab/><text:tab/></text:p>
          </table:table-cell>
          <table:table-cell office:value-type="string">
            <text:p><text:s/>RGM_COWER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OWERING_PRONE ]<text:tab/><text:tab/><text:tab/><text:tab/></text:p>
          </table:table-cell>
          <table:table-cell office:value-type="string">
            <text:p><text:s/>RGM_COWER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COWER_PRONE ]<text:tab/><text:tab/><text:tab/><text:tab/></text:p>
          </table:table-cell>
          <table:table-cell office:value-type="string">
            <text:p><text:s/>RGM_COWER_PRONE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FOCUSED_PUNCH ]<text:tab/><text:tab/><text:tab/><text:tab/><text:tab/></text:p>
          </table:table-cell>
          <table:table-cell table:style-name="ce1" office:value-type="string">
            <text:p><text:s/>RGMPUNCH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OCUSED_STAB ]<text:tab/><text:tab/><text:tab/><text:tab/><text:tab/></text:p>
          </table:table-cell>
          <table:table-cell office:value-type="string">
            <text:p><text:s/>RGMSTAB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HTH_KICK ]<text:tab/><text:tab/>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OCUSED_HTH_KICK ]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LONG_JUMP ]<text:tab/><text:tab/><text:tab/><text:tab/><text:tab/><text:tab/></text:p>
          </table:table-cell>
          <table:table-cell office:value-type="string">
            <text:p><text:s/>RGMJUMPOVE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RYO_DEATH ]<text:tab/><text:tab/><text:tab/><text:tab/><text:tab/></text:p>
          </table:table-cell>
          <table:table-cell office:value-type="string">
            <text:p><text:s/>CRYO_EXPLOD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RYO_DEATH_CROUCHED ]<text:tab/><text:tab/><text:tab/></text:p>
          </table:table-cell>
          <table:table-cell office:value-type="string">
            <text:p><text:s/>CRYO_EXPLODE_CROUCHE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TANDING][0]<text:tab/><text:tab/><text:tab/><text:tab/><text:tab/><text:tab/><text:tab/><text:tab/><text:tab/></text:p>
          </table:table-cell>
          <table:table-cell office:value-type="string">
            <text:p><text:s/>RGMWATER_R_ST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WALKING ][0]<text:tab/><text:tab/><text:tab/><text:tab/><text:tab/><text:tab/><text:tab/><text:tab/><text:tab/></text:p>
          </table:table-cell>
          <table:table-cell office:value-type="string">
            <text:p><text:s/>RGMWATER_R_WAL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RUNNING ][0]<text:tab/><text:tab/><text:tab/><text:tab/><text:tab/><text:tab/><text:tab/><text:tab/><text:tab/></text:p>
          </table:table-cell>
          <table:table-cell office:value-type="string">
            <text:p><text:s/>RGMWATER_R_WAL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READY_RIFLE_STAND ][0]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AIM_RIFLE_STAND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HOOT_RIFLE_STAND ][0]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END_RIFLE_STAND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TANDING_BURST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FIRE_STAND_BURST_SPREAD ][0]<text:tab/></text:p>
          </table:table-cell>
          <table:table-cell office:value-type="string">
            <text:p><text:s/>RGMWATER_R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TANDING][1]<text:tab/><text:tab/><text:tab/><text:tab/><text:tab/><text:tab/><text:tab/><text:tab/><text:tab/></text:p>
          </table:table-cell>
          <table:table-cell office:value-type="string">
            <text:p><text:s/>RGMWATER_N_ST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WALKING ][1]<text:tab/><text:tab/><text:tab/><text:tab/><text:tab/><text:tab/><text:tab/><text:tab/><text:tab/></text:p>
          </table:table-cell>
          <table:table-cell office:value-type="string">
            <text:p><text:s/>RGMWATER_N_WAL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RUNNING ][1]<text:tab/><text:tab/><text:tab/><text:tab/><text:tab/><text:tab/><text:tab/><text:tab/><text:tab/></text:p>
          </table:table-cell>
          <table:table-cell office:value-type="string">
            <text:p><text:s/>RGMWATER_N_WAL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READY_RIFLE_STAND ][1]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AIM_RIFLE_STAND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HOOT_RIFLE_STAND ][1]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END_RIFLE_STAND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TANDING_BURST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FIRE_STAND_BURST_SPREAD ][1]<text:tab/></text:p>
          </table:table-cell>
          <table:table-cell office:value-type="string">
            <text:p><text:s/>RGMWATER_N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READY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AIM_DUAL_STAND ][1]<text:tab/>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HOOT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END_DUAL_STAND ][1]<text:tab/>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TANDING_SHOOT_UNJAM ][0]<text:tab/><text:tab/></text:p>
          </table:table-cell>
          <table:table-cell office:value-type="string">
            <text:p><text:s/>RGMWATER_R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TANDING_SHOOT_UNJAM ][1]<text:tab/><text:tab/></text:p>
          </table:table-cell>
          <table:table-cell office:value-type="string">
            <text:p><text:s/>RGMWATER_N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THROW_ITEM ][0]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THROW_ITEM ][1]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LOB_ITEM ][0]<text:tab/>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LOB_ITEM ][1]<text:tab/>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BURST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READY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AIM_ALTERNATIVE_STAND ][0]<text:tab/>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HOOT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BURST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UNREADY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UNJAM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<text:tab/>//Setup some random stuff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ubHandRestriction<text:tab/><text:tab/></text:p>
          </table:table-cell>
          <table:table-cell office:value-type="string">
            <text:p><text:s/>RANDOM_ANIM_RIFLEINH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0 ].sAnimID<text:tab/><text:tab/><text:tab/><text:tab/><text:tab/><text:tab/><text:tab/></text:p>
          </table:table-cell>
          <table:table-cell office:value-type="string">
            <text:p><text:s/>REG_SPIT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0 ].ubStartRoll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0 ].ubEndRoll<text:tab/><text:tab/><text:tab/><text:tab/><text:tab/><text:tab/></text:p>
          </table:table-cell>
          <table:table-cell office:value-type="string">
            <text:p><text:s/>9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0 ].ubFlags<text:tab/><text:tab/><text:tab/><text:tab/><text:tab/><text:tab/><text:tab/></text:p>
          </table:table-cell>
          <table:table-cell office:value-type="string">
            <text:p><text:s/>RANDOM_ANIM_CASUAL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0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1 ].ubHandRestriction<text:tab/><text:tab/></text:p>
          </table:table-cell>
          <table:table-cell office:value-type="string">
            <text:p><text:s/>RANDOM_ANIM_NOTHINGINH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1 ].sAnimID<text:tab/><text:tab/><text:tab/><text:tab/><text:tab/><text:tab/><text:tab/></text:p>
          </table:table-cell>
          <table:table-cell office:value-type="string">
            <text:p><text:s/>REG_SQUISH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1 ].ubStartRoll<text:tab/><text:tab/><text:tab/><text:tab/><text:tab/></text:p>
          </table:table-cell>
          <table:table-cell office:value-type="string">
            <text:p><text:s/>1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1 ].ubEndRoll<text:tab/><text:tab/><text:tab/><text:tab/><text:tab/><text:tab/></text:p>
          </table:table-cell>
          <table:table-cell office:value-type="string">
            <text:p><text:s/>19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1 ].ubFlags<text:tab/><text:tab/><text:tab/><text:tab/><text:tab/><text:tab/><text:tab/></text:p>
          </table:table-cell>
          <table:table-cell office:value-type="string">
            <text:p><text:s/>RANDOM_ANIM_CASUAL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1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2 ].ubHandRestriction<text:tab/><text:tab/></text:p>
          </table:table-cell>
          <table:table-cell office:value-type="string">
            <text:p><text:s/>RANDOM_ANIM_RIFLEINH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2 ].sAnimID<text:tab/><text:tab/><text:tab/><text:tab/><text:tab/><text:tab/><text:tab/></text:p>
          </table:table-cell>
          <table:table-cell office:value-type="string">
            <text:p><text:s/>FEM_LOOK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2 ].ubStartRoll<text:tab/><text:tab/><text:tab/><text:tab/><text:tab/></text:p>
          </table:table-cell>
          <table:table-cell office:value-type="string">
            <text:p><text:s/>1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2 ].ubEndRoll<text:tab/><text:tab/><text:tab/><text:tab/><text:tab/><text:tab/></text:p>
          </table:table-cell>
          <table:table-cell office:value-type="string">
            <text:p><text:s/>29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2 ].ubFlags<text:tab/><text:tab/><text:tab/><text:tab/><text:tab/><text:tab/><text:tab/></text:p>
          </table:table-cell>
          <table:table-cell office:value-type="string">
            <text:p><text:s/>RANDOM_ANIM_LOOKAROU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2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3 ].ubHandRestriction<text:tab/><text:tab/></text:p>
          </table:table-cell>
          <table:table-cell office:value-type="string">
            <text:p><text:s/>RANDOM_ANIM_NOTHINGINH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3 ].sAnimID<text:tab/><text:tab/><text:tab/><text:tab/><text:tab/><text:tab/><text:tab/></text:p>
          </table:table-cell>
          <table:table-cell office:value-type="string">
            <text:p><text:s/>REG_PULL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3 ].ubStartRoll<text:tab/><text:tab/><text:tab/><text:tab/><text:tab/></text:p>
          </table:table-cell>
          <table:table-cell office:value-type="string">
            <text:p><text:s/>3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3 ].ubEndRoll<text:tab/><text:tab/><text:tab/><text:tab/><text:tab/><text:tab/></text:p>
          </table:table-cell>
          <table:table-cell office:value-type="string">
            <text:p><text:s/>39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3 ].ubFlags<text:tab/><text:tab/>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3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4 ].ubHandRestriction<text:tab/><text:tab/></text:p>
          </table:table-cell>
          <table:table-cell office:value-type="string">
            <text:p><text:s/>RANDOM_ANIM_IRRELEVENTINH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4 ].sAnimID<text:tab/><text:tab/><text:tab/><text:tab/><text:tab/><text:tab/><text:tab/></text:p>
          </table:table-cell>
          <table:table-cell office:value-type="string">
            <text:p><text:s/>MERC_HURT_IDLE_ANIM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4 ].ubStartRoll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4 ].ubEndRoll<text:tab/><text:tab/><text:tab/><text:tab/><text:tab/><text:tab/></text:p>
          </table:table-cell>
          <table:table-cell office:value-type="string">
            <text:p><text:s/>6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4 ].ubFlags<text:tab/><text:tab/><text:tab/><text:tab/><text:tab/><text:tab/><text:tab/></text:p>
          </table:table-cell>
          <table:table-cell office:value-type="string">
            <text:p><text:s/>RANDOM_ANIM_INJURE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4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5 ].ubHandRestriction<text:tab/><text:tab/></text:p>
          </table:table-cell>
          <table:table-cell office:value-type="string">
            <text:p><text:s/>RANDOM_ANIM_IRRELEVENTINH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5 ].sAnimID<text:tab/><text:tab/><text:tab/><text:tab/><text:tab/><text:tab/><text:tab/></text:p>
          </table:table-cell>
          <table:table-cell office:value-type="string">
            <text:p><text:s/>DRUNK_IDLE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5 ].ubStartRoll<text:tab/><text:tab/><text:tab/><text:tab/><text:tab/></text:p>
          </table:table-cell>
          <table:table-cell office:value-type="string">
            <text:p><text:s/>61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5 ].ubEndRoll<text:tab/><text:tab/><text:tab/><text:tab/><text:tab/><text:tab/></text:p>
          </table:table-cell>
          <table:table-cell office:value-type="string">
            <text:p><text:s/>10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5 ].ubFlags<text:tab/><text:tab/><text:tab/><text:tab/><text:tab/><text:tab/><text:tab/></text:p>
          </table:table-cell>
          <table:table-cell office:value-type="string">
            <text:p><text:s/>RANDOM_ANIM_DRUNK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5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TANDING ]<text:tab/><text:tab/><text:tab/><text:tab/><text:tab/><text:tab/><text:tab/><text:tab/><text:tab/></text:p>
          </table:table-cell>
          <table:table-cell office:value-type="string">
            <text:p><text:s/>RGMPISTOLBREATH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WALKING ]<text:tab/><text:tab/><text:tab/><text:tab/><text:tab/><text:tab/><text:tab/><text:tab/><text:tab/></text:p>
          </table:table-cell>
          <table:table-cell office:value-type="string">
            <text:p><text:s/>RGMNOTHING_WAL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RUNNING ]<text:tab/><text:tab/><text:tab/><text:tab/><text:tab/><text:tab/><text:tab/><text:tab/><text:tab/></text:p>
          </table:table-cell>
          <table:table-cell office:value-type="string">
            <text:p><text:s/>RGMNOTHING_RU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WATTING ]<text:tab/><text:tab/><text:tab/><text:tab/><text:tab/><text:tab/><text:tab/><text:tab/><text:tab/></text:p>
          </table:table-cell>
          <table:table-cell office:value-type="string">
            <text:p><text:s/>RGMNOTHING_SWA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TART_SWAT ]<text:tab/><text:tab/><text:tab/><text:tab/><text:tab/><text:tab/><text:tab/><text:tab/></text:p>
          </table:table-cell>
          <table:table-cell office:value-type="string">
            <text:p><text:s/>RGMNOTHING_SWA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END_SWAT ]<text:tab/><text:tab/><text:tab/><text:tab/><text:tab/><text:tab/><text:tab/><text:tab/><text:tab/></text:p>
          </table:table-cell>
          <table:table-cell office:value-type="string">
            <text:p><text:s/>RGMNOTHING_SWA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KNEEL_DOWN ]<text:tab/><text:tab/><text:tab/><text:tab/><text:tab/><text:tab/><text:tab/><text:tab/></text:p>
          </table:table-cell>
          <table:table-cell office:value-type="string">
            <text:p><text:s/>RGMNOTHING_CROUCH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CROUCHING ]<text:tab/><text:tab/><text:tab/><text:tab/><text:tab/><text:tab/><text:tab/><text:tab/></text:p>
          </table:table-cell>
          <table:table-cell office:value-type="string">
            <text:p><text:s/>RGMNOTHING_CROUCH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KNEEL_UP ]<text:tab/><text:tab/><text:tab/><text:tab/><text:tab/><text:tab/><text:tab/><text:tab/><text:tab/></text:p>
          </table:table-cell>
          <table:table-cell office:value-type="string">
            <text:p><text:s/>RGMNOTHING_CROUCH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READY_RIFLE_STAND ]<text:tab/><text:tab/><text:tab/><text:tab/></text:p>
          </table:table-cell>
          <table:table-cell office:value-type="string">
            <text:p><text:s/>RGMHANDGUN_S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AIM_RIFLE_STAND ]<text:tab/><text:tab/><text:tab/><text:tab/><text:tab/></text:p>
          </table:table-cell>
          <table:table-cell office:value-type="string">
            <text:p><text:s/>RGMHANDGUN_S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HOOT_RIFLE_STAND ]<text:tab/><text:tab/><text:tab/><text:tab/></text:p>
          </table:table-cell>
          <table:table-cell office:value-type="string">
            <text:p><text:s/>RGMHANDGUN_S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END_RIFLE_STAND ]<text:tab/><text:tab/><text:tab/><text:tab/><text:tab/></text:p>
          </table:table-cell>
          <table:table-cell office:value-type="string">
            <text:p><text:s/>RGMHANDGUN_S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TANDING_BURST ]<text:tab/><text:tab/><text:tab/><text:tab/><text:tab/><text:tab/></text:p>
          </table:table-cell>
          <table:table-cell office:value-type="string">
            <text:p><text:s/>RGMHANDGUN_S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FIRE_STAND_BURST_SPREAD ]<text:tab/></text:p>
          </table:table-cell>
          <table:table-cell office:value-type="string">
            <text:p><text:s/>RGMHANDGUN_S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READY_RIFLE_CROUCH ]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AIM_RIFLE_CROUCH ]<text:tab/>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HOOT_RIFLE_CROUCH ]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END_RIFLE_CROUCH ]<text:tab/>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PRONE_DOWN ]<text:tab/><text:tab/><text:tab/><text:tab/>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CRAWLING ]<text:tab/><text:tab/><text:tab/><text:tab/><text:tab/>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PRONE_UP ]<text:tab/><text:tab/><text:tab/><text:tab/><text:tab/>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PRONE ]<text:tab/><text:tab/><text:tab/><text:tab/><text:tab/><text:tab/>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READY_RIFLE_PRONE ]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AIM_RIFLE_PRONE ]<text:tab/>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HOOT_RIFLE_PRONE ]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END_RIFLE_PRONE ]<text:tab/>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GETUP_FROM_ROLLOVER ]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TANDING_SHOOT_UNJAM ]<text:tab/><text:tab/><text:tab/></text:p>
          </table:table-cell>
          <table:table-cell office:value-type="string">
            <text:p><text:s/>RGMHANDGUN_S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CROUCH_SHOOT_UNJAM ]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PRONE_SHOOT_UNJAM ]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FIRE_BURST_LOW_STAND ]<text:tab/><text:tab/><text:tab/></text:p>
          </table:table-cell>
          <table:table-cell office:value-type="string">
            <text:p><text:s/>RGMPISTOLSHOOT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FIRE_LOW_STAND ]<text:tab/><text:tab/><text:tab/><text:tab/><text:tab/><text:tab/></text:p>
          </table:table-cell>
          <table:table-cell office:value-type="string">
            <text:p><text:s/>RGMPISTOLSHOOT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CROUCHED_BURST ]<text:tab/><text:tab/>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PRONE_BURST ]<text:tab/><text:tab/><text:tab/>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MERC_HURT_IDLE_ANIM ]<text:tab/><text:tab/><text:tab/></text:p>
          </table:table-cell>
          <table:table-cell office:value-type="string">
            <text:p><text:s/>RGMHURTSTANDING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END_HURT_WALKING ]<text:tab/><text:tab/><text:tab/><text:tab/><text:tab/></text:p>
          </table:table-cell>
          <table:table-cell office:value-type="string">
            <text:p><text:s/>RGMHURTSTANDING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WALK_BACKWARDS ]<text:tab/><text:tab/><text:tab/><text:tab/><text:tab/><text:tab/></text:p>
          </table:table-cell>
          <table:table-cell office:value-type="string">
            <text:p><text:s/>RGMNOTHING_WAL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DRUNK_IDLE ]<text:tab/><text:tab/><text:tab/><text:tab/><text:tab/><text:tab/><text:tab/><text:tab/></text:p>
          </table:table-cell>
          <table:table-cell office:value-type="string">
            <text:p><text:s/>RGMPISTOLDRUN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RUNNING_W_PISTOL ]<text:tab/><text:tab/><text:tab/><text:tab/><text:tab/></text:p>
          </table:table-cell>
          <table:table-cell office:value-type="string">
            <text:p><text:s/>RGMPISTOL_RU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IDE_STEP_WEAPON_RDY ]<text:tab/><text:tab/><text:tab/><text:tab/></text:p>
          </table:table-cell>
          <table:table-cell office:value-type="string">
            <text:p><text:s/>RGMSIDESTEP_P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WALKING_WEAPON_RDY ]<text:tab/><text:tab/><text:tab/><text:tab/></text:p>
          </table:table-cell>
          <table:table-cell office:value-type="string">
            <text:p><text:s/>RGMWALK_P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READY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AIM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HOOT_ALTERNATIVE_STAND ]<text:tab/><text:tab/><text:tab/><text:tab/></text:p>
          </table:table-cell>
          <table:table-cell office:value-type="string">
            <text:p><text:s/>RGM_PFSHOT_AIM;<text:tab/>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BURST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LOW_SHOT_ALTERNATIVE_STAND ]<text:tab/><text:tab/><text:tab/><text:tab/></text:p>
          </table:table-cell>
          <table:table-cell office:value-type="string">
            <text:p><text:s/>RGMPISTOLSHOOT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LOW_BURST_ALTERNATIVE_STAND ]<text:tab/><text:tab/><text:tab/></text:p>
          </table:table-cell>
          <table:table-cell office:value-type="string">
            <text:p><text:s/>RGMPISTOLSHOOT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UNREADY_ALTERNATIVE_STAND ]<text:tab/><text:tab/><text:tab/></text:p>
          </table:table-cell>
          <table:table-cell office:value-type="string">
            <text:p><text:s/>RGM_PFSHOT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UNJAM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LOW_UNJAM_ALTERNATIVE_STAND ]<text:tab/><text:tab/><text:tab/></text:p>
          </table:table-cell>
          <table:table-cell office:value-type="string">
            <text:p><text:s/>RGMPISTOLSHOOT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WALKING_ALTERNATIVE_RDY ]<text:tab/><text:tab/><text:tab/></text:p>
          </table:table-cell>
          <table:table-cell office:value-type="string">
            <text:p><text:s/>RGMWALK_P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IDE_STEP_ALTERNATIVE_RDY ]<text:tab/><text:tab/><text:tab/></text:p>
          </table:table-cell>
          <table:table-cell office:value-type="string">
            <text:p><text:s/>RGMSIDESTEP_P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GENERIC_HIT_DEATH ]<text:tab/><text:tab/><text:tab/><text:tab/><text:tab/><text:tab/></text:p>
          </table:table-cell>
          <table:table-cell office:value-type="string">
            <text:p><text:s/>SMERC_FW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BACK_HIT_DEATH ]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PRONE_HIT_DEATH ]<text:tab/><text:tab/><text:tab/><text:tab/><text:tab/><text:tab/><text:tab/></text:p>
          </table:table-cell>
          <table:table-cell office:value-type="string">
            <text:p><text:s/>SMERC_PR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WATER_DIE ]<text:tab/><text:tab/><text:tab/><text:tab/><text:tab/><text:tab/><text:tab/><text:tab/><text:tab/><text:tab/></text:p>
          </table:table-cell>
          <table:table-cell office:value-type="string">
            <text:p><text:s/>SMERC_WT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LYBACK_HIT_DEATH ]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JFK_HITDEATH ]<text:tab/><text:tab/><text:tab/><text:tab/><text:tab/><text:tab/><text:tab/><text:tab/><text:tab/></text:p>
          </table:table-cell>
          <table:table-cell office:value-type="string">
            <text:p><text:s/>SMERC_JF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OFF_DEATH ]<text:tab/><text:tab/><text:tab/><text:tab/><text:tab/><text:tab/><text:tab/><text:tab/></text:p>
          </table:table-cell>
          <table:table-cell office:value-type="string">
            <text:p><text:s/>SMERC_FA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OFF_FORWARD_DEATH ]<text:tab/><text:tab/><text:tab/><text:tab/></text:p>
          </table:table-cell>
          <table:table-cell office:value-type="string">
            <text:p><text:s/>SMERC_FALL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LYBACK_HIT ]<text:tab/><text:tab/><text:tab/>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GENERIC_HIT_DEATHTWITCHNB ]<text:tab/><text:tab/></text:p>
          </table:table-cell>
          <table:table-cell office:value-type="string">
            <text:p><text:s/>SMERC_FW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FORWARD_FROMHIT_STAND ]<text:tab/><text:tab/></text:p>
          </table:table-cell>
          <table:table-cell office:value-type="string">
            <text:p><text:s/>SMERC_FW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ENDFALLFORWARD_FROMHIT_CROUCH ]</text:p>
          </table:table-cell>
          <table:table-cell office:value-type="string">
            <text:p><text:s/>SMERC_FW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BACK_HIT_STAND ]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BACK_HIT_DEATHTWITCHNB ]<text:tab/><text:tab/></text:p>
          </table:table-cell>
          <table:table-cell office:value-type="string">
            <text:p><text:s/>SMERC_B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PRONE_HIT_DEATHTWITCHNB ]<text:tab/><text:tab/><text:tab/></text:p>
          </table:table-cell>
          <table:table-cell office:value-type="string">
            <text:p><text:s/>SMERC_PR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PRONE_LAY_FROMHIT ]<text:tab/><text:tab/><text:tab/><text:tab/><text:tab/><text:tab/></text:p>
          </table:table-cell>
          <table:table-cell office:value-type="string">
            <text:p><text:s/>SMERC_PR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OFF ]<text:tab/><text:tab/><text:tab/><text:tab/><text:tab/><text:tab/><text:tab/><text:tab/><text:tab/><text:tab/><text:tab/></text:p>
          </table:table-cell>
          <table:table-cell office:value-type="string">
            <text:p><text:s/>SMERC_FALL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FORWARD_ROOF ]<text:tab/><text:tab/><text:tab/><text:tab/><text:tab/><text:tab/><text:tab/></text:p>
          </table:table-cell>
          <table:table-cell office:value-type="string">
            <text:p><text:s/>SMERC_FA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LYBACKHIT_STOP ]<text:tab/>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STAND_FALLFORWARD_STOP ]<text:tab/><text:tab/><text:tab/><text:tab/></text:p>
          </table:table-cell>
          <table:table-cell office:value-type="string">
            <text:p><text:s/>SMERC_FW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BACKHIT_STOP ]<text:tab/>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PRONE_LAYFROMHIT_STOP ]<text:tab/><text:tab/><text:tab/><text:tab/></text:p>
          </table:table-cell>
          <table:table-cell office:value-type="string">
            <text:p><text:s/>SMERC_PR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CHARIOTS_OF_FIRE ]<text:tab/><text:tab/><text:tab/><text:tab/><text:tab/><text:tab/><text:tab/></text:p>
          </table:table-cell>
          <table:table-cell office:value-type="string">
            <text:p><text:s/>BURNT_DEA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BODYEXPLODING ]<text:tab/><text:tab/><text:tab/><text:tab/><text:tab/><text:tab/><text:tab/><text:tab/></text:p>
          </table:table-cell>
          <table:table-cell office:value-type="string">
            <text:p><text:s/>EXPLODE_DEA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CRYO_DEATH ]<text:tab/><text:tab/><text:tab/><text:tab/><text:tab/><text:tab/></text:p>
          </table:table-cell>
          <table:table-cell office:value-type="string">
            <text:p><text:s/>CRYO_CORPS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CRYO_DEATH_CROUCHED ]<text:tab/><text:tab/><text:tab/></text:p>
          </table:table-cell>
          <table:table-cell office:value-type="string">
            <text:p><text:s/>CRYO_CORPSE;</text:p>
          </table:table-cell>
          <table:table-cell table:number-columns-repeated="3"/>
        </table:table-row>
        <table:table-row table:style-name="ro1" table:number-rows-repeated="104814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aulukk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6">16.08.2020</text:date>, <text:time>14:44:51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6T14:08:11.27</meta:creation-date>
    <dc:date>2020-08-16T14:44:51.92</dc:date>
    <meta:editing-duration>PT36M29S</meta:editing-duration>
    <meta:editing-cycles>26</meta:editing-cycles>
    <meta:generator>OpenOffice/4.1.3$Win32 OpenOffice.org_project/413m1$Build-9783</meta:generator>
    <meta:document-statistic meta:table-count="3" meta:cell-count="853" meta:object-count="0"/>
  </office:meta>
</office:document-meta>
</file>